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fo:language="en" fo:country="US" officeooo:rsid="00189340" officeooo:paragraph-rsid="00189340"/>
    </style:style>
    <style:style style:name="P2" style:family="paragraph" style:parent-style-name="Standard">
      <style:text-properties style:font-name="Arial" fo:language="en" fo:country="US" officeooo:paragraph-rsid="00189340"/>
    </style:style>
    <style:style style:name="P3" style:family="paragraph" style:parent-style-name="Heading_20_3">
      <style:text-properties fo:language="en" fo:country="US"/>
    </style:style>
    <style:style style:name="T1" style:family="text">
      <style:text-properties officeooo:rsid="00189340"/>
    </style:style>
    <style:style style:name="T2" style:family="text">
      <style:text-properties officeooo:rsid="0018df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Little bit about me.</text:h>
      <text:p text:style-name="P1"/>
      <text:p text:style-name="P2">My name <text:span text:style-name="T1">is Alejandro Pérez, though everybody call me Alex. I’m 26. I went two years to university studying something computer related but didn’t like it very much there, so I bailed. The next two years where spent learning fine arts at an academy and learning computer stuff by myself. I tried my luck at the job market and the pandemic struck so I’m back here </text:span><text:span text:style-name="T2">learning about computers</text:span><text:span text:style-name="T1">. Like Bilbo said, there and back again.</text:span></text:p>
      <text:p text:style-name="P2"/>
      <text:h text:style-name="P3" text:outline-level="3">About my English level.</text:h>
      <text:p text:style-name="P2"/>
      <text:p text:style-name="P1">Reading wise, I’ve been consistently reading in English for the last 10 years or so. My listening is likewise though sometimes I’ve problems picking words out (but I’ve the same problem is Spanish, so maybe I’m just a bit deaf). My speaking is rusty and my accent so-so <text:span text:style-name="T2">but I get by.</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13T09:34:19.209000000</meta:creation-date>
    <dc:date>2022-09-13T09:49:30.355000000</dc:date>
    <meta:editing-duration>PT2M42S</meta:editing-duration>
    <meta:editing-cycles>2</meta:editing-cycles>
    <meta:generator>LibreOffice/7.1.6.2$Windows_X86_64 LibreOffice_project/0e133318fcee89abacd6a7d077e292f1145735c3</meta:generator>
    <meta:document-statistic meta:table-count="0" meta:image-count="0" meta:object-count="0" meta:page-count="1" meta:paragraph-count="4" meta:word-count="136" meta:character-count="751" meta:non-whitespace-character-count="619"/>
  </office:meta>
</office:document-meta>
</file>